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.0972in" style:contextual-spacing="false" fo:line-height="115%"/>
      <style:text-properties fo:font-weight="bold"/>
    </style:style>
    <style:style style:name="P2" style:family="paragraph" style:parent-style-name="Heading_20_2">
      <style:paragraph-properties fo:margin-top="0in" fo:margin-bottom="0.0972in" style:contextual-spacing="false" fo:line-height="115%"/>
      <style:text-properties fo:font-weight="bold"/>
    </style:style>
    <style:style style:name="P3" style:family="paragraph" style:parent-style-name="Horizontal_20_Line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Heading_20_3">
      <style:paragraph-properties fo:margin-top="0in" fo:margin-bottom="0.0972in" style:contextual-spacing="false" fo:line-height="115%"/>
      <style:text-properties fo:font-weight="bold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Report: Electric Vehicle (EV) Market Insights &amp; Population Analysis</text:h>
      <text:h text:style-name="P2" text:outline-level="2">1. Executive Summary</text:h>
      <text:p text:style-name="Text_20_body">This report provides a comprehensive analysis of the Electric Vehicle (EV) landscape in Washington State, utilizing a dataset of over <text:span text:style-name="T1">268,000 registered vehicles</text:span>. The primary objective was to uncover market trends, manufacturer performance, and geographic adoption patterns. Key findings reveal a significant market dominance by <text:span text:style-name="T1">Battery Electric Vehicles (BEVs)</text:span> over Plug-in Hybrids (PHEVs), with <text:span text:style-name="T1">Tesla</text:span> leading as the top manufacturer. Geographic analysis highlights <text:span text:style-name="T1">King County</text:span> as the primary hub for EV adoption, while SQL-based market segmentation identifies a growing shift toward "Long Range" vehicle categories.</text:p>
      <text:p text:style-name="P3"/>
      <text:h text:style-name="P2" text:outline-level="2">2. Data Cleaning &amp; Preprocessing (Python)</text:h>
      <text:p text:style-name="Text_20_body">Before analysis, the raw dataset underwent a rigorous cleaning process using Python (Pandas and NumPy) to ensure data integrity:</text:p>
      <text:list text:style-name="L1">
        <text:list-item>
          <text:p text:style-name="P4"><text:span text:style-name="T1">Initial Assessment</text:span>: Loaded the data and inspected its structure using <text:span text:style-name="Source_20_Text">.info()</text:span> and <text:span text:style-name="Source_20_Text">.head()</text:span> to identify data types and missing values.</text:p>
        </text:list-item>
        <text:list-item>
          <text:p text:style-name="P4"><text:span text:style-name="T1">Handling Missing Values</text:span>: Columns like <text:span text:style-name="Source_20_Text">county</text:span>, <text:span text:style-name="Source_20_Text">city</text:span>, and <text:span text:style-name="Source_20_Text">postal_code</text:span> were checked for nulls.</text:p>
        </text:list-item>
        <text:list-item>
          <text:p text:style-name="P4"><text:span text:style-name="T1">Deduplication</text:span>: Identified and removed exact duplicate records to prevent skewed volume-based insights.</text:p>
        </text:list-item>
        <text:list-item>
          <text:p text:style-name="P4"><text:span text:style-name="T1">Data Transformation</text:span>: Standardized column names and ensured numeric fields like <text:span text:style-name="Source_20_Text">electric_range</text:span> and <text:span text:style-name="Source_20_Text">base_msrp</text:span> were correctly formatted for calculation.</text:p>
        </text:list-item>
      </text:list>
      <text:p text:style-name="P3"/>
      <text:h text:style-name="P2" text:outline-level="2">3. Exploratory Data Analysis (EDA) &amp; Visualizations</text:h>
      <text:p text:style-name="Text_20_body">Visual insights generated through Python (Matplotlib/Seaborn) provided a high-level view of the EV population:</text:p>
      <text:list text:style-name="L2">
        <text:list-item>
          <text:p text:style-name="P5"><text:span text:style-name="T1">Vehicle Type Distribution</text:span>: A clear majority of the population consists of <text:span text:style-name="T1">Battery Electric Vehicles (BEVs)</text:span> compared to Plug-in Hybrid Electric Vehicles (PHEVs).</text:p>
        </text:list-item>
        <text:list-item>
          <text:p text:style-name="P5"><text:span text:style-name="T1">Manufacturer Performance</text:span>: <text:span text:style-name="T1">Tesla</text:span> is the runaway leader in market share, followed by brands like Chevrolet, Nissan, and Ford.</text:p>
        </text:list-item>
        <text:list-item>
          <text:p text:style-name="P5"><text:span text:style-name="T1">Geographic Hotspots</text:span>: Adoption is heavily concentrated in urban centers, with <text:span text:style-name="T1">King County</text:span> representing the highest number of registrations.</text:p>
        </text:list-item>
      </text:list>
      <text:p text:style-name="P3"/>
      <text:h text:style-name="P2" text:outline-level="2"><text:soft-page-break/>4. Advanced SQL Analytics &amp; Business Insights</text:h>
      <text:p text:style-name="Text_20_body">Structured Query Language (SQL) was used to perform deep-dive analysis on specific business questions:</text:p>
      <text:h text:style-name="P6" text:outline-level="3">A. Market Overview</text:h>
      <text:list text:style-name="L3">
        <text:list-item>
          <text:p text:style-name="P7"><text:span text:style-name="T1">Share of BEVs vs. PHEVs</text:span>: Calculated the exact percentage of each vehicle type to understand consumer preference for pure electric vs. hybrid options.</text:p>
        </text:list-item>
        <text:list-item>
          <text:p text:style-name="P7"><text:span text:style-name="T1">Adoption by Year</text:span>: Analyzed the volume of vehicles by <text:span text:style-name="Source_20_Text">model_year</text:span> to track growth trends over time.</text:p>
        </text:list-item>
      </text:list>
      <text:h text:style-name="P6" text:outline-level="3">B. Performance &amp; Technology</text:h>
      <text:list text:style-name="L4">
        <text:list-item>
          <text:p text:style-name="P8"><text:span text:style-name="T1">Battery Tech Leaders</text:span>: Identified the top 3 manufacturers with the highest average electric range, highlighting brands with superior battery technology.</text:p>
        </text:list-item>
        <text:list-item>
          <text:p text:style-name="P8"><text:span text:style-name="T1">Market Segmentation</text:span>: Segmented vehicles based on range into three categories:</text:p>
          <text:list>
            <text:list-item>
              <text:p text:style-name="P8"><text:span text:style-name="T1">Short Range</text:span>: &lt;100 miles</text:p>
            </text:list-item>
            <text:list-item>
              <text:p text:style-name="P8"><text:span text:style-name="T1">Mid Range</text:span>: 100–250 miles</text:p>
            </text:list-item>
            <text:list-item>
              <text:p text:style-name="P8"><text:span text:style-name="T1">Long Range</text:span>: &gt;250 miles</text:p>
            </text:list-item>
          </text:list>
        </text:list-item>
      </text:list>
      <text:h text:style-name="P6" text:outline-level="3">C. Geographic &amp; Sales Insights</text:h>
      <text:list text:style-name="L5">
        <text:list-item>
          <text:p text:style-name="P9"><text:span text:style-name="T1">City Performance</text:span>: Identified the top 5 cities with the highest adoption of pure BEVs and the cities with the best average electric range for vehicles (filtered for cities with &gt;100 vehicles).</text:p>
        </text:list-item>
        <text:list-item>
          <text:p text:style-name="P9"><text:span text:style-name="T1">Brand Deep-Dives</text:span>: Used Common Table Expressions (CTEs) to rank the most popular models within each manufacturer's lineup.</text:p>
        </text:list-item>
      </text:list>
      <text:p text:style-name="P3"/>
      <text:h text:style-name="P2" text:outline-level="2">5. Key Findings &amp; Conclusions</text:h>
      <text:list text:style-name="L6">
        <text:list-item>
          <text:p text:style-name="P10"><text:span text:style-name="T1">Dominance of BEVs</text:span>: BEVs not only hold a higher market share but also show stronger alignment with <text:span text:style-name="T1">Clean Alternative Fuel Vehicle (CAFV)</text:span> eligibility due to their superior electric range.</text:p>
        </text:list-item>
        <text:list-item>
          <text:p text:style-name="P10"><text:span text:style-name="T1">Market Concentration</text:span>: A few manufacturers (Tesla, Chevrolet) and specific geographic regions (King County) drive the majority of the state's EV growth.</text:p>
        </text:list-item>
        <text:list-item>
          <text:p text:style-name="P10"><text:span text:style-name="T1">Technological Evolution</text:span>: There is a clear trend toward <text:span text:style-name="T1">Long Range</text:span> vehicles as manufacturers improve battery density, addressing "range anxiety" for consumers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9T17:29:09.071318100</meta:creation-date>
    <dc:date>2026-01-10T16:25:47.670165000</dc:date>
    <meta:editing-duration>PT11M29S</meta:editing-duration>
    <meta:editing-cycles>5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32" meta:word-count="523" meta:character-count="3559" meta:non-whitespace-character-count="3088"/>
  </office:meta>
</office:document-meta>
</file>